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FLEX Type A" svg:font-family="'T-FLEX Type 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2in" fo:margin-right="0.2083in" fo:line-height="150%" fo:text-indent="0in" style:auto-text-indent="false"/>
    </style:style>
    <style:style style:name="P2" style:family="paragraph" style:parent-style-name="Standard">
      <style:paragraph-properties fo:margin-left="0.2in" fo:margin-right="0.2083in" fo:line-height="150%" fo:text-align="justify" style:justify-single-word="false" fo:text-indent="0in" style:auto-text-indent="false"/>
      <style:text-properties officeooo:paragraph-rsid="000a12d4"/>
    </style:style>
    <style:style style:name="P3" style:family="paragraph" style:parent-style-name="Standard">
      <style:paragraph-properties fo:margin-left="0.2in" fo:margin-right="0.2083in" fo:line-height="200%" fo:text-align="justify" style:justify-single-word="false" fo:text-indent="0in" style:auto-text-indent="false"/>
    </style:style>
    <style:style style:name="P4" style:family="paragraph" style:parent-style-name="Standard">
      <style:paragraph-properties fo:margin-left="0.2in" fo:margin-right="0.2083in" fo:line-height="150%" fo:text-align="justify" style:justify-single-word="false" fo:text-indent="0in" style:auto-text-indent="false"/>
      <style:text-properties fo:font-size="14pt" officeooo:rsid="0006aef2" style:font-size-asian="12.25pt" style:font-size-complex="14pt"/>
    </style:style>
    <style:style style:name="P5" style:family="paragraph" style:parent-style-name="Standard">
      <style:paragraph-properties fo:margin-left="0.2in" fo:margin-right="0.2083in" fo:line-height="150%" fo:text-align="justify" style:justify-single-word="false" fo:text-indent="0in" style:auto-text-indent="false"/>
      <style:text-properties fo:font-size="14pt" officeooo:rsid="0006aef2" officeooo:paragraph-rsid="0015d859" style:font-size-asian="12.25pt" style:font-size-complex="14pt"/>
    </style:style>
    <style:style style:name="P6" style:family="paragraph" style:parent-style-name="Standard">
      <style:paragraph-properties fo:margin-left="0.2in" fo:margin-right="0.2083in" fo:line-height="150%" fo:text-align="justify" style:justify-single-word="false" fo:text-indent="0in" style:auto-text-indent="false"/>
      <style:text-properties fo:font-size="14pt" officeooo:rsid="0016ca97" officeooo:paragraph-rsid="0016ca97" style:font-size-asian="12.25pt" style:font-size-complex="14pt"/>
    </style:style>
    <style:style style:name="P7" style:family="paragraph" style:parent-style-name="Standard" style:master-page-name="">
      <style:paragraph-properties fo:margin-left="0.2in" fo:margin-right="0.2083in" fo:text-indent="0in" style:auto-text-indent="false" style:page-number="auto"/>
    </style:style>
    <style:style style:name="P8" style:family="paragraph" style:parent-style-name="Standard">
      <style:paragraph-properties fo:margin-left="0.2in" fo:margin-right="0.2083in" fo:line-height="150%" fo:text-align="justify" style:justify-single-word="false" fo:text-indent="0in" style:auto-text-indent="false" fo:break-before="page"/>
      <style:text-properties fo:font-size="14pt" officeooo:rsid="0006aef2" style:font-size-asian="12.25pt" style:font-size-complex="14pt"/>
    </style:style>
    <style:style style:name="P9" style:family="paragraph" style:parent-style-name="Standard">
      <style:paragraph-properties fo:margin-left="0.2in" fo:margin-right="0.2083in" fo:line-height="100%" fo:text-align="justify" style:justify-single-word="false" fo:text-indent="0in" style:auto-text-indent="false" fo:break-before="page"/>
      <style:text-properties fo:font-size="14pt" officeooo:rsid="0006aef2" officeooo:paragraph-rsid="0015d859" style:font-size-asian="12.25pt" style:font-size-complex="14pt"/>
    </style:style>
    <style:style style:name="P10" style:family="paragraph" style:parent-style-name="Standard">
      <style:paragraph-properties fo:margin-left="0.2in" fo:margin-right="0.2083in" fo:line-height="150%" fo:text-align="justify" style:justify-single-word="false" fo:text-indent="0in" style:auto-text-indent="false"/>
      <style:text-properties fo:font-size="14pt" officeooo:rsid="0012896e" officeooo:paragraph-rsid="000a12d4" style:font-size-asian="12.25pt" style:font-size-complex="14pt"/>
    </style:style>
    <style:style style:name="P11" style:family="paragraph" style:parent-style-name="Standard">
      <style:paragraph-properties fo:margin-left="0.2in" fo:margin-right="0.2083in" fo:line-height="150%" fo:text-align="justify" style:justify-single-word="false" fo:text-indent="0in" style:auto-text-indent="false"/>
      <style:text-properties fo:font-size="14pt" officeooo:rsid="0012a850" officeooo:paragraph-rsid="000a12d4" style:font-size-asian="12.25pt" style:font-size-complex="14pt"/>
    </style:style>
    <style:style style:name="P12" style:family="paragraph">
      <style:paragraph-properties style:writing-mode="lr-tb"/>
    </style:style>
    <style:style style:name="P13" style:family="paragraph">
      <style:paragraph-properties fo:text-align="center" style:writing-mode="lr-tb"/>
      <style:text-properties fo:font-size="24pt"/>
    </style:style>
    <style:style style:name="P14" style:family="paragraph">
      <style:paragraph-properties fo:text-align="center"/>
    </style:style>
    <style:style style:name="P15" style:family="paragraph">
      <style:paragraph-properties fo:text-align="center" style:writing-mode="lr-tb"/>
      <style:text-properties style:font-name="T-FLEX Type A" fo:font-size="10pt" style:font-size-asian="10pt" style:font-size-complex="10pt"/>
    </style:style>
    <style:style style:name="P16" style:family="paragraph">
      <style:paragraph-properties fo:text-align="center">
        <style:tab-stops/>
      </style:paragraph-properties>
    </style:style>
    <style:style style:name="P17" style:family="paragraph">
      <style:paragraph-properties fo:text-align="center" style:writing-mode="lr-tb">
        <style:tab-stops/>
      </style:paragraph-properties>
      <style:text-properties style:font-name="T-FLEX Type A" fo:font-size="10pt" style:font-size-asian="10pt" style:font-size-complex="10pt"/>
    </style:style>
    <style:style style:name="P18" style:family="paragraph">
      <style:paragraph-properties fo:text-align="center" style:writing-mode="lr-tb"/>
      <style:text-properties style:font-name="T-FLEX Type A" fo:font-size="14pt" style:font-size-asian="14pt" style:font-size-complex="14pt"/>
    </style:style>
    <style:style style:name="T1" style:family="text">
      <style:text-properties fo:font-size="14pt" officeooo:rsid="000d3030" style:font-size-asian="12.25pt" style:font-size-complex="14pt"/>
    </style:style>
    <style:style style:name="T2" style:family="text">
      <style:text-properties fo:font-size="14pt" officeooo:rsid="000a12d4" style:font-size-asian="12.25pt" style:font-size-complex="14pt"/>
    </style:style>
    <style:style style:name="T3" style:family="text">
      <style:text-properties fo:font-size="14pt" officeooo:rsid="000f03f7" style:font-size-asian="12.25pt" style:font-size-complex="14pt"/>
    </style:style>
    <style:style style:name="T4" style:family="text">
      <style:text-properties fo:font-size="14pt" officeooo:rsid="000fcdea" style:font-size-asian="12.25pt" style:font-size-complex="14pt"/>
    </style:style>
    <style:style style:name="T5" style:family="text">
      <style:text-properties fo:font-size="14pt" officeooo:rsid="0011c53c" style:font-size-asian="12.25pt" style:font-size-complex="14pt"/>
    </style:style>
    <style:style style:name="T6" style:family="text">
      <style:text-properties fo:font-size="14pt" officeooo:rsid="0012896e" style:font-size-asian="12.25pt" style:font-size-complex="14pt"/>
    </style:style>
    <style:style style:name="T7" style:family="text">
      <style:text-properties fo:font-size="14pt" officeooo:rsid="0012a850" style:font-size-asian="12.25pt" style:font-size-complex="14pt"/>
    </style:style>
    <style:style style:name="T8" style:family="text">
      <style:text-properties fo:font-size="14pt" fo:letter-spacing="-0.0098in" officeooo:rsid="000d3030" style:font-size-asian="12.25pt" style:font-size-complex="14pt"/>
    </style:style>
    <style:style style:name="T9" style:family="text">
      <style:text-properties fo:font-size="14pt" fo:letter-spacing="normal" officeooo:rsid="000d3030" style:font-size-asian="12.25pt" style:font-size-complex="14pt"/>
    </style:style>
    <style:style style:name="T10" style:family="text">
      <style:text-properties fo:letter-spacing="-0.0098in" officeooo:rsid="000d3030"/>
    </style:style>
    <style:style style:name="T11" style:family="text">
      <style:text-properties fo:letter-spacing="normal" officeooo:rsid="0013bc7e"/>
    </style:style>
    <style:style style:name="T12" style:family="text">
      <style:text-properties officeooo:rsid="0012a850"/>
    </style:style>
    <style:style style:name="T13" style:family="text">
      <style:text-properties officeooo:rsid="0013bc7e"/>
    </style:style>
    <style:style style:name="T14" style:family="text">
      <style:text-properties fo:letter-spacing="0.0126in" officeooo:rsid="0013bc7e"/>
    </style:style>
    <style:style style:name="T15" style:family="text">
      <style:text-properties officeooo:rsid="00185d5d"/>
    </style:style>
    <style:style style:name="T16" style:family="text">
      <style:text-properties officeooo:rsid="0019d8ca"/>
    </style:style>
    <style:style style:name="T17" style:family="text">
      <style:text-properties style:use-window-font-color="true" style:font-name="T-FLEX Type A" fo:font-size="10pt" fo:language="uk" fo:country="UA" fo:font-style="italic" style:font-name-asian="Arial" style:font-size-asian="10pt" style:font-style-asian="italic" style:font-name-complex="Calibri" style:font-size-complex="10pt" style:language-complex="ar" style:country-complex="SA"/>
    </style:style>
    <style:style style:name="T18" style:family="text">
      <style:text-properties style:use-window-font-color="true" style:font-name="T-FLEX Type A" fo:font-size="10pt" fo:language="ru" fo:country="RU" fo:font-style="italic" style:font-name-asian="Arial" style:font-size-asian="10pt" style:font-style-asian="italic" style:font-name-complex="Calibri" style:font-size-complex="10pt" style:language-complex="ar" style:country-complex="SA"/>
    </style:style>
    <style:style style:name="T19" style:family="text">
      <style:text-properties fo:color="#000000" style:font-name="T-FLEX Type A" fo:font-size="16pt" fo:language="ru" fo:country="RU" fo:font-style="italic" fo:font-weight="normal" style:font-name-asian="Arial" style:font-size-asian="16pt" style:language-asian="ar" style:country-asian="SA" style:font-style-asian="italic" style:font-weight-asian="normal" style:font-name-complex="Calibri" style:font-size-complex="16pt" style:language-complex="ar" style:country-complex="SA"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protect="position size"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138in" fo:padding-bottom="0.0138in" fo:padding-left="0.0138in" fo:padding-right="0.0138in"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custom-shape draw:style-name="gr2" draw:text-style-name="P12" svg:width="7.2016in" svg:height="11.2024in" svg:x="0.8307in" svg:y="0.2402in">
          <text:p/>
          <draw:enhanced-geometry svg:viewBox="0 0 21600 21600" draw:type="rectangle" draw:enhanced-path="M 0 0 L 21600 0 21600 21600 0 21600 0 0 Z N"/>
        </draw:custom-shape>
        <draw:line draw:style-name="gr2" draw:text-style-name="P13" svg:x1="1.224in" svg:y1="10.8531in" svg:x2="1.2248in" svg:y2="11.4354in">
          <text:p/>
        </draw:line>
        <draw:line draw:style-name="gr2" draw:text-style-name="P13" svg:x1="0.8354in" svg:y1="10.8488in" svg:x2="8.0248in" svg:y2="10.8488in">
          <text:p/>
        </draw:line>
        <draw:line draw:style-name="gr2" draw:text-style-name="P13" svg:x1="1.6173in" svg:y1="10.8531in" svg:x2="1.6181in" svg:y2="11.4354in">
          <text:p/>
        </draw:line>
        <draw:line draw:style-name="gr2" draw:text-style-name="P13" svg:x1="2.6012in" svg:y1="10.8531in" svg:x2="2.602in" svg:y2="11.4354in">
          <text:p/>
        </draw:line>
        <draw:line draw:style-name="gr2" draw:text-style-name="P13" svg:x1="3.1909in" svg:y1="10.8587in" svg:x2="3.1917in" svg:y2="11.4354in">
          <text:p/>
        </draw:line>
        <draw:line draw:style-name="gr2" draw:text-style-name="P13" svg:x1="3.5854in" svg:y1="10.8531in" svg:x2="3.5862in" svg:y2="11.4299in">
          <text:p/>
        </draw:line>
        <draw:line draw:style-name="gr2" draw:text-style-name="P13" svg:x1="7.6382in" svg:y1="10.8531in" svg:x2="7.6398in" svg:y2="11.4354in">
          <text:p/>
        </draw:line>
        <draw:line draw:style-name="gr3" draw:text-style-name="P13" svg:x1="0.8354in" svg:y1="11.0445in" svg:x2="3.5791in" svg:y2="11.0453in">
          <text:p/>
        </draw:line>
        <draw:line draw:style-name="gr2" draw:text-style-name="P13" svg:x1="0.8354in" svg:y1="11.2433in" svg:x2="3.5791in" svg:y2="11.2433in">
          <text:p/>
        </draw:line>
        <draw:line draw:style-name="gr3" draw:text-style-name="P13" svg:x1="7.6425in" svg:y1="11.0472in" svg:x2="8.0276in" svg:y2="11.0472in">
          <text:p/>
        </draw:line>
        <draw:frame draw:style-name="gr4" draw:text-style-name="P15" svg:width="0.3594in" svg:height="0.1713in" svg:x="0.85in" svg:y="11.2512in">
          <draw:text-box>
            <text:p text:style-name="P14"><text:span text:style-name="T17">Изм.</text:span></text:p>
          </draw:text-box>
        </draw:frame>
        <draw:frame draw:style-name="gr4" draw:text-style-name="P15" svg:width="0.3598in" svg:height="0.1713in" svg:x="1.2398in" svg:y="11.2512in">
          <draw:text-box>
            <text:p text:style-name="P14"><text:span text:style-name="T17">Лист</text:span></text:p>
          </draw:text-box>
        </draw:frame>
        <draw:frame draw:style-name="gr4" draw:text-style-name="P15" svg:width="0.9248in" svg:height="0.1713in" svg:x="1.6472in" svg:y="11.2512in">
          <draw:text-box>
            <text:p text:style-name="P14"><text:span text:style-name="T17">№ </text:span><text:span text:style-name="T17">докум.</text:span></text:p>
          </draw:text-box>
        </draw:frame>
        <draw:frame draw:style-name="gr4" draw:text-style-name="P17" svg:width="0.5531in" svg:height="0.1713in" svg:x="2.6236in" svg:y="11.2512in">
          <draw:text-box>
            <text:p text:style-name="P16"><text:span text:style-name="T17">Подпись</text:span></text:p>
          </draw:text-box>
        </draw:frame>
        <draw:frame draw:style-name="gr4" draw:text-style-name="P15" svg:width="0.3598in" svg:height="0.1713in" svg:x="3.2087in" svg:y="11.2512in">
          <draw:text-box>
            <text:p text:style-name="P14"><text:span text:style-name="T17">Дата</text:span></text:p>
          </draw:text-box>
        </draw:frame>
        <draw:frame draw:style-name="gr4" draw:text-style-name="P15" svg:width="0.3598in" svg:height="0.1717in" svg:x="7.6535in" svg:y="10.8685in">
          <draw:text-box>
            <text:p text:style-name="P14"><text:span text:style-name="T17">Лист</text:span></text:p>
          </draw:text-box>
        </draw:frame>
        <draw:frame draw:style-name="gr4" draw:text-style-name="P15" svg:width="0.3598in" svg:height="0.2358in" svg:x="7.6535in" svg:y="11.1248in">
          <draw:text-box>
            <text:p text:style-name="P14"><text:span text:style-name="T18">15</text:span></text:p>
          </draw:text-box>
        </draw:frame>
        <draw:frame draw:style-name="gr4" draw:text-style-name="P18" svg:width="3.9862in" svg:height="0.2685in" svg:x="3.6197in" svg:y="11.0055in">
          <draw:text-box>
            <text:p text:style-name="P14"><text:span text:style-name="T19">КП-АПИ(Ф)НГТУ-210201.65-(АВР09-1)-08-14</text:span></text:p>
          </draw:text-box>
        </draw:frame>
      </draw:g>
      <draw:g text:anchor-type="page" text:anchor-page-number="2" draw:z-index="1" draw:style-name="gr1">
        <draw:custom-shape draw:style-name="gr2" draw:text-style-name="P12" svg:width="7.2016in" svg:height="11.2024in" svg:x="0.8307in" svg:y="0.2402in">
          <text:p/>
          <draw:enhanced-geometry svg:viewBox="0 0 21600 21600" draw:type="rectangle" draw:enhanced-path="M 0 0 L 21600 0 21600 21600 0 21600 0 0 Z N"/>
        </draw:custom-shape>
        <draw:line draw:style-name="gr2" draw:text-style-name="P13" svg:x1="1.224in" svg:y1="10.8531in" svg:x2="1.2248in" svg:y2="11.4354in">
          <text:p/>
        </draw:line>
        <draw:line draw:style-name="gr2" draw:text-style-name="P13" svg:x1="0.8354in" svg:y1="10.8488in" svg:x2="8.0248in" svg:y2="10.8488in">
          <text:p/>
        </draw:line>
        <draw:line draw:style-name="gr2" draw:text-style-name="P13" svg:x1="1.6173in" svg:y1="10.8531in" svg:x2="1.6181in" svg:y2="11.4354in">
          <text:p/>
        </draw:line>
        <draw:line draw:style-name="gr2" draw:text-style-name="P13" svg:x1="2.6012in" svg:y1="10.8531in" svg:x2="2.602in" svg:y2="11.4354in">
          <text:p/>
        </draw:line>
        <draw:line draw:style-name="gr2" draw:text-style-name="P13" svg:x1="3.1909in" svg:y1="10.8587in" svg:x2="3.1917in" svg:y2="11.4354in">
          <text:p/>
        </draw:line>
        <draw:line draw:style-name="gr2" draw:text-style-name="P13" svg:x1="3.5854in" svg:y1="10.8531in" svg:x2="3.5862in" svg:y2="11.4299in">
          <text:p/>
        </draw:line>
        <draw:line draw:style-name="gr2" draw:text-style-name="P13" svg:x1="7.6382in" svg:y1="10.8531in" svg:x2="7.6398in" svg:y2="11.4354in">
          <text:p/>
        </draw:line>
        <draw:line draw:style-name="gr3" draw:text-style-name="P13" svg:x1="0.8354in" svg:y1="11.0445in" svg:x2="3.5791in" svg:y2="11.0453in">
          <text:p/>
        </draw:line>
        <draw:line draw:style-name="gr2" draw:text-style-name="P13" svg:x1="0.8354in" svg:y1="11.2433in" svg:x2="3.5791in" svg:y2="11.2433in">
          <text:p/>
        </draw:line>
        <draw:line draw:style-name="gr3" draw:text-style-name="P13" svg:x1="7.6425in" svg:y1="11.0472in" svg:x2="8.0276in" svg:y2="11.0472in">
          <text:p/>
        </draw:line>
        <draw:frame draw:style-name="gr4" draw:text-style-name="P15" svg:width="0.3594in" svg:height="0.1713in" svg:x="0.85in" svg:y="11.2512in">
          <draw:text-box>
            <text:p text:style-name="P14"><text:span text:style-name="T17">Изм.</text:span></text:p>
          </draw:text-box>
        </draw:frame>
        <draw:frame draw:style-name="gr4" draw:text-style-name="P15" svg:width="0.3598in" svg:height="0.1713in" svg:x="1.2398in" svg:y="11.2512in">
          <draw:text-box>
            <text:p text:style-name="P14"><text:span text:style-name="T17">Лист</text:span></text:p>
          </draw:text-box>
        </draw:frame>
        <draw:frame draw:style-name="gr4" draw:text-style-name="P15" svg:width="0.9248in" svg:height="0.1713in" svg:x="1.6472in" svg:y="11.2512in">
          <draw:text-box>
            <text:p text:style-name="P14"><text:span text:style-name="T17">№ </text:span><text:span text:style-name="T17">докум.</text:span></text:p>
          </draw:text-box>
        </draw:frame>
        <draw:frame draw:style-name="gr4" draw:text-style-name="P17" svg:width="0.5531in" svg:height="0.1713in" svg:x="2.6236in" svg:y="11.2512in">
          <draw:text-box>
            <text:p text:style-name="P16"><text:span text:style-name="T17">Подпись</text:span></text:p>
          </draw:text-box>
        </draw:frame>
        <draw:frame draw:style-name="gr4" draw:text-style-name="P15" svg:width="0.3598in" svg:height="0.1713in" svg:x="3.2087in" svg:y="11.2512in">
          <draw:text-box>
            <text:p text:style-name="P14"><text:span text:style-name="T17">Дата</text:span></text:p>
          </draw:text-box>
        </draw:frame>
        <draw:frame draw:style-name="gr4" draw:text-style-name="P15" svg:width="0.3598in" svg:height="0.1717in" svg:x="7.6535in" svg:y="10.8685in">
          <draw:text-box>
            <text:p text:style-name="P14"><text:span text:style-name="T17">Лист</text:span></text:p>
          </draw:text-box>
        </draw:frame>
        <draw:frame draw:style-name="gr4" draw:text-style-name="P15" svg:width="0.3598in" svg:height="0.2358in" svg:x="7.6535in" svg:y="11.1248in">
          <draw:text-box>
            <text:p text:style-name="P14"><text:span text:style-name="T18">16</text:span></text:p>
          </draw:text-box>
        </draw:frame>
        <draw:frame draw:style-name="gr4" draw:text-style-name="P18" svg:width="3.9862in" svg:height="0.2685in" svg:x="3.6197in" svg:y="11.0055in">
          <draw:text-box>
            <text:p text:style-name="P14"><text:span text:style-name="T19">КП-АПИ(Ф)НГТУ-210201.65-(АВР09-1)-08-14</text:span></text:p>
          </draw:text-box>
        </draw:frame>
      </draw:g>
      <draw:g text:anchor-type="page" text:anchor-page-number="3" draw:z-index="2" draw:style-name="gr1">
        <draw:custom-shape draw:style-name="gr2" draw:text-style-name="P12" svg:width="7.2016in" svg:height="11.2024in" svg:x="0.8307in" svg:y="0.2402in">
          <text:p/>
          <draw:enhanced-geometry svg:viewBox="0 0 21600 21600" draw:type="rectangle" draw:enhanced-path="M 0 0 L 21600 0 21600 21600 0 21600 0 0 Z N"/>
        </draw:custom-shape>
        <draw:line draw:style-name="gr2" draw:text-style-name="P13" svg:x1="1.224in" svg:y1="10.8531in" svg:x2="1.2248in" svg:y2="11.4354in">
          <text:p/>
        </draw:line>
        <draw:line draw:style-name="gr2" draw:text-style-name="P13" svg:x1="0.8354in" svg:y1="10.8488in" svg:x2="8.0248in" svg:y2="10.8488in">
          <text:p/>
        </draw:line>
        <draw:line draw:style-name="gr2" draw:text-style-name="P13" svg:x1="1.6173in" svg:y1="10.8531in" svg:x2="1.6181in" svg:y2="11.4354in">
          <text:p/>
        </draw:line>
        <draw:line draw:style-name="gr2" draw:text-style-name="P13" svg:x1="2.6012in" svg:y1="10.8531in" svg:x2="2.602in" svg:y2="11.4354in">
          <text:p/>
        </draw:line>
        <draw:line draw:style-name="gr2" draw:text-style-name="P13" svg:x1="3.1909in" svg:y1="10.8587in" svg:x2="3.1917in" svg:y2="11.4354in">
          <text:p/>
        </draw:line>
        <draw:line draw:style-name="gr2" draw:text-style-name="P13" svg:x1="3.5854in" svg:y1="10.8531in" svg:x2="3.5862in" svg:y2="11.4299in">
          <text:p/>
        </draw:line>
        <draw:line draw:style-name="gr2" draw:text-style-name="P13" svg:x1="7.6382in" svg:y1="10.8531in" svg:x2="7.6398in" svg:y2="11.4354in">
          <text:p/>
        </draw:line>
        <draw:line draw:style-name="gr3" draw:text-style-name="P13" svg:x1="0.8354in" svg:y1="11.0445in" svg:x2="3.5791in" svg:y2="11.0453in">
          <text:p/>
        </draw:line>
        <draw:line draw:style-name="gr2" draw:text-style-name="P13" svg:x1="0.8354in" svg:y1="11.2433in" svg:x2="3.5791in" svg:y2="11.2433in">
          <text:p/>
        </draw:line>
        <draw:line draw:style-name="gr3" draw:text-style-name="P13" svg:x1="7.6425in" svg:y1="11.0472in" svg:x2="8.0276in" svg:y2="11.0472in">
          <text:p/>
        </draw:line>
        <draw:frame draw:style-name="gr4" draw:text-style-name="P15" svg:width="0.3594in" svg:height="0.1713in" svg:x="0.85in" svg:y="11.2512in">
          <draw:text-box>
            <text:p text:style-name="P14"><text:span text:style-name="T17">Изм.</text:span></text:p>
          </draw:text-box>
        </draw:frame>
        <draw:frame draw:style-name="gr4" draw:text-style-name="P15" svg:width="0.3598in" svg:height="0.1713in" svg:x="1.2398in" svg:y="11.2512in">
          <draw:text-box>
            <text:p text:style-name="P14"><text:span text:style-name="T17">Лист</text:span></text:p>
          </draw:text-box>
        </draw:frame>
        <draw:frame draw:style-name="gr4" draw:text-style-name="P15" svg:width="0.9248in" svg:height="0.1713in" svg:x="1.6472in" svg:y="11.2512in">
          <draw:text-box>
            <text:p text:style-name="P14"><text:span text:style-name="T17">№ </text:span><text:span text:style-name="T17">докум.</text:span></text:p>
          </draw:text-box>
        </draw:frame>
        <draw:frame draw:style-name="gr4" draw:text-style-name="P17" svg:width="0.5531in" svg:height="0.1713in" svg:x="2.6236in" svg:y="11.2512in">
          <draw:text-box>
            <text:p text:style-name="P16"><text:span text:style-name="T17">Подпись</text:span></text:p>
          </draw:text-box>
        </draw:frame>
        <draw:frame draw:style-name="gr4" draw:text-style-name="P15" svg:width="0.3598in" svg:height="0.1713in" svg:x="3.2087in" svg:y="11.2512in">
          <draw:text-box>
            <text:p text:style-name="P14"><text:span text:style-name="T17">Дата</text:span></text:p>
          </draw:text-box>
        </draw:frame>
        <draw:frame draw:style-name="gr4" draw:text-style-name="P15" svg:width="0.3598in" svg:height="0.1717in" svg:x="7.6535in" svg:y="10.8685in">
          <draw:text-box>
            <text:p text:style-name="P14"><text:span text:style-name="T17">Лист</text:span></text:p>
          </draw:text-box>
        </draw:frame>
        <draw:frame draw:style-name="gr4" draw:text-style-name="P15" svg:width="0.3598in" svg:height="0.2358in" svg:x="7.6535in" svg:y="11.1248in">
          <draw:text-box>
            <text:p text:style-name="P14"><text:span text:style-name="T18">17</text:span></text:p>
          </draw:text-box>
        </draw:frame>
        <draw:frame draw:style-name="gr4" draw:text-style-name="P18" svg:width="3.9862in" svg:height="0.2685in" svg:x="3.6197in" svg:y="11.0055in">
          <draw:text-box>
            <text:p text:style-name="P14"><text:span text:style-name="T19">КП-АПИ(Ф)НГТУ-210201.65-(АВР09-1)-08-14</text:span></text:p>
          </draw:text-box>
        </draw:frame>
      </draw:g>
      <text:p text:style-name="P7"/>
      <text:p text:style-name="P3"><text:tab/><text:span text:style-name="T10">5 </text:span><text:span text:style-name="T9">Проектирование техпроцесса изготовления блока вычислительного</text:span><text:span text:style-name="T8">.</text:span></text:p>
      <text:p text:style-name="P2"><text:span text:style-name="T2"><text:tab/></text:span><text:span text:style-name="T1">Целью данного раздела является разработка структурной схемы технологического процесса (ТП) изготовления блока вычислительного (БВ). Так как изделие будет изготавливаться на конкретном предприятии, то при разработке ТП следует учесть его производственную базу. В частности, необходимо предусмотреть использование в технологическом процессе изготовления БВ оснастки и приспособлений, которые уже имеются на предприятии, </text:span><text:span text:style-name="T3">так как в условиях мелкосерийного производства большие затраты времени и средств на изготовление специальной оснастки оказываются неоправданными. </text:span><text:span text:style-name="T4">На начальной стадии разработки технологического процесса сборки необходимо точно определить требуемое количество операций. Причем состав операций устанавливается не только на основе технологических соображений, но и с учетом организационной целесообразности.</text:span></text:p>
      <text:p text:style-name="P2"><text:span text:style-name="T4"><text:tab/></text:span><text:span text:style-name="T5">С учетом этого, составленная структурная схема технологического процесса </text:span><text:span text:style-name="T6">изготовления БВ будет содержать следующие этапы:</text:span></text:p>
      <text:p text:style-name="P10"><text:tab/>– изготовление коммутационной печатной платы;</text:p>
      <text:p text:style-name="P2"><text:span text:style-name="T6"><text:tab/>– </text:span><text:span text:style-name="T7">изготовление функциональной ячейки БВ;</text:span></text:p>
      <text:p text:style-name="P11"><text:tab/>– изготовление блока вычислительного.</text:p>
      <text:p text:style-name="P4"><text:tab/><text:span text:style-name="T12">Процесс изготовления БВ начинается с производства печатной платы комбинированным позитивным методом. Этот метод используется достаточно давно и является типовым методом. Изготовление печатной платы таком способом не вызовет затруднений на предприятиях.</text:span></text:p>
      <text:p text:style-name="P4"><text:tab/><text:span text:style-name="T12">Изготовление функциональной ячейки следует начать с наиболее простых операций сборочно-монтажных работ. К таковым можно отнести заготовку, промывку, комплектование, формовку ЭРЭ, обслуживание паяных поверхностей.</text:span></text:p>
      <text:p text:style-name="P4"><text:tab/><text:span text:style-name="T12">Далее идут операции, которые специфичны для данной конструкции. Также необходимо защитить конструкцию от влаги и пыли слоем лака и произвести контроль на выполняемые операции.</text:span></text:p>
      <text:p text:style-name="P4"><text:tab/><text:span text:style-name="T12">При разработке технологического процесса будем учитывать <text:s/>вышеизложенное.</text:span></text:p>
      <text:p text:style-name="P8"/>
      <text:p text:style-name="P4"><text:tab/><text:span text:style-name="T13">На этапе заготовки от бобины провода МГТФ 0,2 отрезаются куски длиной 0,02 м, которые после лужения и формовки займут свое место на плате как ЭРЭ (перемычки К1...К4). На следующем этапе рабочий должен набрать комплект ЭРЭ и конструктивных элементов, необходимых для сборки одной функциональной ячейки. В процессе транспортировки плата может быть загрязнена и перед пайкой плату необходимо промыть. Операция промывки является типовой. Для ведения контроля за количеством и качеством изготавливаемых печатных плат обозначение и порядковый номер необходимо маркировать эмалью ЭП-572 черного цвета по ОСТ 190210-85. На следующем этапе необходимо произвести осмотр скомплектованных деталей и ЭРЭ на предмет наличия царапин, сколов, прочих механических повреждений, нарушений маркировки.</text:span></text:p>
      <text:p text:style-name="P4"><text:tab/><text:span text:style-name="T13">Современная элементная база поставляется с не лужеными выводами и для качественной пайки выводы необходимо предварительно лудить. После лужения выводам придается требуемая форма и длина. Данная операция называется формовкой и её также допускается выполнять перед лужением. Операции формовка и лужение являются типовыми. После этого производится нанесение паяльной пасты на контактные площадки печатной платы.</text:span></text:p>
      <text:p text:style-name="P5"><text:tab/><text:span text:style-name="T13">Основным этапом является операция сборки. На этом этапе комплект ЭРЭ и конструктивные элементы образуют работоспособную функциональную ячейку. Опыт производства радиоэлектронной аппаратуры на печатном монтаже показывает, что значительное повышение производительности труда, качества и надежности паяных соединений может быть достигнуто за счет внедрения механизированных групповых технологических процессов пайки. Под групповой пайкой принято понимать процесс одновременного нагрева и пайки соединений навесных элементов, которые предварительно смонтированы в узел. Процесс групповой пайки – это простая, но строго регламентированная по времени технологическая операция, которая сводится к одновременному нагреву электромонтажных соединений в узле до температуры пайки. Для выполнения этого условия поверхностно-монтируемые ЭРЭ следует паять в конвеерной печи </text:span><text:span text:style-name="T11">конвекционного</text:span><text:span text:style-name="T14"> </text:span><text:span text:style-name="T11">оплавления</text:span><text:span text:style-name="T14"> припоя </text:span><text:span text:style-name="T11">Mistral 360</text:span><text:span text:style-name="T14"> с использованием </text:span><text:span text:style-name="T11">флюс-пасты</text:span></text:p>
      <text:p text:style-name="P9"/>
      <text:p text:style-name="P6">Sn62 RM92 AAS90, нанося её предварительно способом трафаретной печати. Поверхностно-монтируемые ЭРЭ допускается паять индивидуальным способом припоем ПОС 61 ГОСТ 21931-76 с использованием флюса ФКСn ОСТ 4Г0.033.200. После сборки на плате может оставаться паяльная паста и её следует удалять на этапе промывки.</text:p>
      <text:p text:style-name="P6"><text:tab/>После процедуры программирования микропроцессора MSP430P337A модуль необходимо защитить от влаги и пыли. Это осуществляется с помощью лакировки бесцветным лаком УР-231 по ОСТ <text:span text:style-name="T15">1800365-82, способ К2.</text:span></text:p>
      <text:p text:style-name="P6"><text:tab/><text:span text:style-name="T16">Структурная схема ТП изготовления БВ представлена в графической части на чертеже АПИВ.408835.004 Т1.</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T-FLEX Type A" svg:font-family="'T-FLEX Type 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ooter" style:family="paragraph" style:parent-style-name="Standard" style:class="extra">
      <style:paragraph-properties text:number-lines="false" text:line-number="0">
        <style:tab-stops>
          <style:tab-stop style:position="3.6417in" style:type="center"/>
          <style:tab-stop style:position="7.283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965in" fo:margin-bottom="0.1965in" fo:margin-left="0.7874in" fo:margin-right="0.1965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5:17:45.864000000</meta:creation-date>
    <dc:date>2014-05-20T20:50:48.096933611</dc:date>
    <meta:editing-duration>PT3H13M41S</meta:editing-duration>
    <meta:editing-cycles>21</meta:editing-cycles>
    <meta:generator>LibreOffice/4.1.4.2$Linux_X86_64 LibreOffice_project/410m0$Build-2</meta:generator>
    <meta:print-date>2014-05-20T20:50:43.029919770</meta:print-date>
    <meta:document-statistic meta:table-count="0" meta:image-count="0" meta:object-count="0" meta:page-count="3" meta:paragraph-count="17" meta:word-count="552" meta:character-count="4584" meta:non-whitespace-character-count="4027"/>
  </office:meta>
</office:document-meta>
</file>